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4.4556in"/>
    </style:style>
    <style:style style:name="Table1.B" style:family="table-column">
      <style:table-column-properties style:column-width="1.8486in"/>
    </style:style>
    <style:style style:name="Table1.C" style:family="table-column">
      <style:table-column-properties style:column-width="0.0368in"/>
    </style:style>
    <style:style style:name="Table1.D" style:family="table-column">
      <style:table-column-properties style:column-width="0.584in"/>
    </style:style>
    <style:style style:name="Table1.A1" style:family="table-cell">
      <style:table-cell-properties style:vertical-align="middle" fo:padding="0in" fo:border="none"/>
    </style:style>
    <style:style style:name="Table1.B1" style:family="table-cell">
      <style:table-cell-properties style:vertical-align="middle"/>
    </style:style>
    <style:style style:name="Table1.C1" style:family="table-cell">
      <style:table-cell-properties style:vertical-align="middle"/>
    </style:style>
    <style:style style:name="Table1.D1" style:family="table-cell">
      <style:table-cell-properties style:vertical-align="middle"/>
    </style:style>
    <style:style style:name="Table1.A2" style:family="table-cell">
      <style:table-cell-properties style:vertical-align="middle"/>
    </style:style>
    <style:style style:name="Table1.D2" style:family="table-cell">
      <style:table-cell-properties style:vertical-align="middle"/>
    </style:style>
    <style:style style:name="Table2" style:family="table">
      <style:table-properties style:width="4.4556in" table:align="left"/>
    </style:style>
    <style:style style:name="Table2.A" style:family="table-column">
      <style:table-column-properties style:column-width="4.4556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0.5313in" table:align="left"/>
    </style:style>
    <style:style style:name="Table3.A" style:family="table-column">
      <style:table-column-properties style:column-width="0.5313in"/>
    </style:style>
    <style:style style:name="Table3.A1" style:family="table-cell">
      <style:table-cell-properties style:vertical-align="middle"/>
    </style:style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.1575in" fo:margin-top="0.0528in" fo:margin-bottom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.1575in" fo:margin-top="0in" fo:margin-bottom="0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.1575in" fo:margin-top="0in" fo:margin-bottom="0in" fo:text-indent="0in" style:auto-text-indent="false" fo:padding="0in" fo:border="none"/>
      <style:text-properties fo:language="en" fo:country="US"/>
    </style:style>
    <style:style style:name="P5" style:family="paragraph" style:parent-style-name="Text_20_body">
      <style:paragraph-properties fo:margin-left="0in" fo:margin-right="0.1575in" fo:margin-top="0in" fo:margin-bottom="0in" fo:text-indent="0in" style:auto-text-indent="false" fo:padding="0in" fo:border="none"/>
      <style:text-properties fo:font-variant="normal" fo:text-transform="none" fo:color="#222222" fo:letter-spacing="normal"/>
    </style:style>
    <style:style style:name="P6" style:family="paragraph" style:parent-style-name="Text_20_body">
      <style:paragraph-properties fo:margin-left="0in" fo:margin-right="0.1575in" fo:margin-top="0in" fo:margin-bottom="0in" fo:text-indent="0in" style:auto-text-indent="false" fo:padding="0in" fo:border="none"/>
      <style:text-properties fo:font-variant="normal" fo:text-transform="none" fo:color="#222222" style:font-name="arial" fo:font-size="9.10000038146973pt" fo:letter-spacing="normal" fo:language="en" fo:country="US" fo:font-style="normal" fo:font-weight="normal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9" style:family="paragraph" style:parent-style-name="Table_20_Contents">
      <style:paragraph-properties fo:margin-left="0in" fo:margin-right="0in" fo:margin-top="0in" fo:margin-bottom="0in" fo:text-indent="0in" style:auto-text-indent="false"/>
    </style:style>
    <style:style style:name="P10" style:family="paragraph" style:parent-style-name="Table_20_Contents">
      <style:paragraph-properties fo:margin-left="0in" fo:margin-right="0in" fo:margin-top="0in" fo:margin-bottom="0in" fo:text-indent="0in" style:auto-text-indent="false"/>
      <style:text-properties fo:color="#777777" style:font-name="arial"/>
    </style:style>
    <style:style style:name="P1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fo:color="#222222"/>
    </style:style>
    <style:style style:name="P12" style:family="paragraph" style:parent-style-name="Table_20_Contents">
      <style:paragraph-properties fo:margin-left="0in" fo:margin-right="0in" fo:margin-top="0in" fo:margin-bottom="0in" style:line-height-at-least="0.2839in" fo:text-align="center" style:justify-single-word="false" fo:text-indent="0in" style:auto-text-indent="false" fo:padding="0in" fo:border="none"/>
      <style:text-properties fo:color="#222222"/>
    </style:style>
    <style:style style:name="P13" style:family="paragraph" style:parent-style-name="Table_20_Contents">
      <style:paragraph-properties fo:margin-left="0in" fo:margin-right="0in" fo:margin-top="0in" fo:margin-bottom="0in" style:line-height-at-least="0.2839in" fo:text-align="center" style:justify-single-word="false" fo:text-indent="0in" style:auto-text-indent="false" fo:padding="0in" fo:border="none"/>
      <style:text-properties fo:font-size="2pt" style:font-size-asian="2pt" style:font-size-complex="2pt"/>
    </style:style>
    <style:style style:name="P14" style:family="paragraph" style:parent-style-name="Table_20_Contents">
      <style:paragraph-properties fo:margin-left="0in" fo:margin-right="0.0311in" fo:margin-top="0in" fo:margin-bottom="0in" fo:text-align="end" style:justify-single-word="false" fo:text-indent="0in" style:auto-text-indent="false" fo:padding="0in" fo:border="none"/>
      <style:text-properties fo:color="#222222"/>
    </style:style>
    <style:style style:name="P15" style:family="paragraph" style:parent-style-name="Table_20_Contents">
      <style:paragraph-properties fo:margin-left="0.0528in" fo:margin-right="0in" fo:margin-top="0in" fo:margin-bottom="0in" fo:text-indent="0in" style:auto-text-indent="false"/>
    </style:style>
    <style:style style:name="T1" style:family="text">
      <style:text-properties fo:color="#222222" style:font-name="arial"/>
    </style:style>
    <style:style style:name="T2" style:family="text">
      <style:text-properties fo:color="#222222" style:font-name="arial" fo:font-size="9.10000038146973pt" fo:font-weight="bold"/>
    </style:style>
    <style:style style:name="T3" style:family="text">
      <style:text-properties fo:color="#222222" style:font-name="arial" style:font-name-asian="arial" style:font-name-complex="arial"/>
    </style:style>
    <style:style style:name="T4" style:family="text">
      <style:text-properties fo:font-weight="bold"/>
    </style:style>
    <style:style style:name="T5" style:family="text">
      <style:text-properties fo:color="#555555" style:font-name="arial"/>
    </style:style>
    <style:style style:name="T6" style:family="text">
      <style:text-properties style:font-name="arial"/>
    </style:style>
    <style:style style:name="T7" style:family="text">
      <style:text-properties style:font-name="arial" style:font-name-asian="arial" style:font-name-complex="arial"/>
    </style:style>
    <style:style style:name="T8" style:family="text">
      <style:text-properties fo:font-style="italic" fo:font-weight="bold"/>
    </style:style>
    <style:style style:name="T9" style:family="text">
      <style:text-properties fo:font-variant="normal" fo:text-transform="none" fo:color="#1155cc" style:font-name="arial" fo:font-size="9.10000038146973pt" fo:letter-spacing="normal" fo:language="en" fo:country="US" fo:font-style="normal" fo:font-weight="normal"/>
    </style:style>
    <style:style style:name="fr1" style:family="graphic" style:parent-style-name="Graphics">
      <style:graphic-properties fo:margin-left="0in" fo:margin-right="0.0634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9"><text:span text:style-name="T2">Nicole Pavan</text:span><text:span text:style-name="T6"> </text:span><text:span text:style-name="T5">NPavan@horrycountyschools.net</text:span><text:span text:style-name="T6"> </text:span><text:a xlink:type="simple" xlink:href="http://support.google.com/mail/bin/answer.py?hl=en&amp;ctx=mail&amp;answer=1311182" office:target-frame-name="_blank" xlink:show="new"><text:span text:style-name="T1">via</text:span></text:a><text:span text:style-name="T5"> cs.luc.edu </text:span></text:p>
                </table:table-cell>
              </table:table-row>
            </table:table>
            <text:p text:style-name="P8"/>
          </table:table-cell>
          <table:table-cell table:style-name="Table1.B1" office:value-type="string">
            <text:p text:style-name="P14"><draw:frame draw:style-name="fr1" draw:name="graphics1" text:anchor-type="as-char" svg:width="0.2209in" svg:height="0.2209in" draw:z-index="2"><draw:image xlink:href="https://mail.google.com/mail/u/0/images/cleardot.gif" xlink:type="simple" xlink:show="embed" xlink:actuate="onLoad"/></draw:frame><text:bookmark text:name=":16r"/><text:span text:style-name="T6">6:48 AM (8 hours ago)</text:span></text:p>
            <text:p text:style-name="P11"><draw:frame draw:style-name="fr2" draw:name="graphics2" text:anchor-type="as-char" svg:width="0.0102in" svg:height="0.0161in" draw:z-index="3"><draw:image xlink:href="https://mail.google.com/mail/u/0/images/cleardot.gif" xlink:type="simple" xlink:show="embed" xlink:actuate="onLoad"/></draw:frame></text:p>
          </table:table-cell>
          <table:table-cell table:style-name="Table1.C1" office:value-type="string">
            <text:p text:style-name="P8"/>
          </table:table-cell>
          <table:table-cell table:style-name="Table1.D2" table:number-rows-spanned="2" office:value-type="string">
            <text:p text:style-name="P12"><draw:frame draw:style-name="fr2" draw:name="graphics3" text:anchor-type="as-char" svg:width="0.2209in" svg:height="0.2209in" draw:z-index="0"><draw:image xlink:href="https://mail.google.com/mail/u/0/images/cleardot.gif" xlink:type="simple" xlink:show="embed" xlink:actuate="onLoad"/></draw:frame></text:p>
            <text:section text:style-name="Sect1" text:name=":12x">
              <text:p text:style-name="P13"><draw:frame draw:style-name="fr2" draw:name="graphics4" text:anchor-type="as-char" svg:width="0.2209in" svg:height="0.2209in" draw:z-index="1"><draw:image xlink:href="https://mail.google.com/mail/u/0/images/cleardot.gif" xlink:type="simple" xlink:show="embed" xlink:actuate="onLoad"/></draw:frame></text:p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10">to anh</text:p>
                    <text:p text:style-name="P15"><draw:frame draw:style-name="fr2" draw:name="graphics5" text:anchor-type="as-char" svg:width="0.1264in" svg:height="0.1264in" draw:z-index="4"><draw:image xlink:href="https://mail.google.com/mail/u/0/images/cleardot.gif" xlink:type="simple" xlink:show="embed" xlink:actuate="onLoad"/></draw:frame><text:bookmark text:name=":x0"/></text:p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e1.A2" table:number-columns-spanned="3" office:value-type="string">
            <text:p text:style-name="P7"/>
          </table:table-cell>
          <table:covered-table-cell/>
          <table:covered-table-cell/>
          <table:covered-table-cell/>
        </table:table-row>
      </table:table>
      <text:section text:style-name="Sect1" text:name=":13v">
        <text:p text:style-name="P1"/>
      </text:section>
      <text:section text:style-name="Sect1" text:name=":xz">
        <text:p text:style-name="P2"/>
        <text:section text:style-name="Sect1" text:name=":xy">
          <text:p text:style-name="P4">Hello Dr. Harrington,</text:p>
          <text:p text:style-name="P5"> </text:p>
          <text:p text:style-name="P6">In preparation for next Fall’s Computer Programming class, I am working my way through your <text:span text:style-name="T8">Hands-on Python Tutorial</text:span>.</text:p>
          <text:p text:style-name="P5"> </text:p>
          <text:p text:style-name="P6">For some reason, I am unable to open any of the textbook files, i.e. <text:span text:style-name="T4">birthday2.py</text:span>  .</text:p>
          <text:p text:style-name="P6">Attached is a picture of the error code.</text:p>
          <text:p text:style-name="P5"> </text:p>
          <text:p text:style-name="P6">Can you help me with this, please?</text:p>
          <text:p text:style-name="P5"> </text:p>
          <text:p text:style-name="P6">Thank you very much.</text:p>
          <text:p text:style-name="P5"> </text:p>
          <text:p text:style-name="P6">Nicole Pavan, MBA</text:p>
          <text:p text:style-name="P6">Business Education Teacher</text:p>
          <text:p text:style-name="P3"><text:a xlink:type="simple" xlink:href="http://sjh.horrycountyschools.net/pages/St__James_High_School/Directory/Staff_Directory" office:target-frame-name="_blank" xlink:show="new"><text:span text:style-name="T9">http://sjh.horrycountyschools.net/pages/St__James_High_School/Directory/Staff_Directory</text:span></text:a></text:p>
          <text:p text:style-name="P6">St. James High School</text:p>
          <text:p text:style-name="P6">10800 Hwy 707</text:p>
          <text:p text:style-name="P6">Murrells Inlet, SC 29576</text:p>
          <text:p text:style-name="P3"><text:a xlink:type="simple" xlink:href="tel:843-650-5600" office:target-frame-name="_blank" xlink:show="new"><text:span text:style-name="T9">843-650-5600</text:span></text:a></text:p>
          <text:p text:style-name="P5"> 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5:22:51</meta:creation-date>
    <dc:date>2013-05-10T15:23:34</dc:date>
    <meta:editing-duration>P0D</meta:editing-duration>
    <meta:editing-cycles>1</meta:editing-cycles>
    <meta:document-statistic meta:table-count="3" meta:image-count="5" meta:object-count="0" meta:page-count="1" meta:paragraph-count="26" meta:word-count="87" meta:character-count="612" meta:non-whitespace-character-count="528"/>
    <meta:generator>LibreOffice/3.5$MacOSX_x86 LibreOffice_project/e0fbe70-dcba98b-297ab39-994e618-0f858f0</meta:generator>
  </office:meta>
</office:document-meta>
</file>